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det</mtext>
      <mrow>
        <mo stretchy="false">(</mo>
        <mrow>
          <msub>
            <mrow>
              <mover accent="true">
                <mi>S</mi>
                <mo stretchy="false">̂</mo>
              </mover>
            </mrow>
            <mi>p</mi>
          </msub>
          <mrow>
            <mi/>
            <mo stretchy="false">−</mo>
            <mi/>
          </mrow>
          <mo stretchy="false">ℏ</mo>
          <msub>
            <mi>m</mi>
            <mo stretchy="false">σ</mo>
          </msub>
          <msub>
            <mrow>
              <mstyle mathvariant="bold">
                <mrow>
                  <mn>1</mn>
                </mrow>
              </mstyle>
            </mrow>
            <mn>2</mn>
          </msub>
        </mrow>
        <mo stretchy="false">)</mo>
      </mrow>
      <mrow>
        <mi/>
        <mover>
          <mo stretchy="false">=</mo>
          <mtext>!</mtext>
        </mover>
        <mi/>
      </mrow>
      <mn>0</mn>
    </mrow>
    <annotation encoding="StarMath 5.0">"det" 
(
 {hat S} _p `-` hbar m _%isigma {bold 1} _2
)
` = csup "!" `
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1:47:10.699000000</meta:creation-date>
    <meta:generator>LibreOffice/4.1.4.2$Windows_x86 LibreOffice_project/0a0440ccc0227ad9829de5f46be37cfb6edcf72</meta:generator>
  </office:meta>
</office:document-meta>
</file>